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28.08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text-line-through-style="solid" style:text-line-through-type="singl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_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6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UP Astro Hat V1.0 – Bill of Materials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style-name="Default" office:value-type="string" calcext:value-type="string">
            <text:p>Cost/ite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Sparkfu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1-C7,C10</text:p>
          </table:table-cell>
          <table:table-cell table:style-name="ce3" office:value-type="string" calcext:value-type="string">
            <text:p>0.1u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currency" office:currency="GBP" office:value="0.07" calcext:value-type="currency">
            <text:p>£0.07</text:p>
          </table:table-cell>
          <table:table-cell office:value-type="string" calcext:value-type="string">
            <text:p>581-12065C104K</text:p>
          </table:table-cell>
          <table:table-cell table:number-columns-repeated="4"/>
          <table:table-cell table:formula="of:=[.C3]*[.F3]" office:value-type="currency" office:currency="GBP" office:value="0.56" calcext:value-type="currency">
            <text:p>£0.56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table:style-name="ce3"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currency" office:currency="GBP" office:value="2.95" calcext:value-type="currency">
            <text:p>£2.95</text:p>
          </table:table-cell>
          <table:table-cell/>
          <table:table-cell office:value-type="float" office:value="2309033" calcext:value-type="float">
            <text:p>2309033</text:p>
          </table:table-cell>
          <table:table-cell table:number-columns-repeated="3"/>
          <table:table-cell table:formula="of:=[.C4]*[.F4]" office:value-type="currency" office:currency="GBP" office:value="2.95" calcext:value-type="currency">
            <text:p>£2.95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table:style-name="ce3"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s_ThroughHole:C_Radial_D6.3_L11.2_P2.5</text:p>
          </table:table-cell>
          <table:table-cell/>
          <table:table-cell table:style-name="Default"/>
          <table:table-cell table:number-columns-repeated="5"/>
          <table:table-cell table:formula="of:=[.C5]*[.F5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style-name="ce3" office:value-type="string" calcext:value-type="string">
            <text:p>10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s_ThroughHole:C_Radial_D10_L16_P5</text:p>
          </table:table-cell>
          <table:table-cell/>
          <table:table-cell table:style-name="Default"/>
          <table:table-cell table:number-columns-repeated="5"/>
          <table:table-cell table:formula="of:=[.C6]*[.F6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table:style-name="ce3" office:value-type="string" calcext:value-type="string">
            <text:p>1N5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s_ThroughHole:Diode_DO-201AD_Horizontal_RM15</text:p>
          </table:table-cell>
          <table:table-cell/>
          <table:table-cell office:value-type="currency" office:currency="GBP" office:value="0.14" calcext:value-type="currency">
            <text:p>£0.14</text:p>
          </table:table-cell>
          <table:table-cell/>
          <table:table-cell office:value-type="float" office:value="9801243" calcext:value-type="float">
            <text:p>9801243</text:p>
          </table:table-cell>
          <table:table-cell table:number-columns-repeated="3"/>
          <table:table-cell table:formula="of:=[.C7]*[.F7]" office:value-type="currency" office:currency="GBP" office:value="0.28" calcext:value-type="currency">
            <text:p>£0.28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Pi_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PI_Pin_Header_Straight_2x20</text:p>
          </table:table-cell>
          <table:table-cell/>
          <table:table-cell table:style-name="Default"/>
          <table:table-cell table:number-columns-repeated="5"/>
          <table:table-cell table:formula="of:=[.C8]*[.F8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table:style-name="ce3" office:value-type="string" calcext:value-type="string">
            <text:p>Jumper_NO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:PINHEAD1-2</text:p>
          </table:table-cell>
          <table:table-cell/>
          <table:table-cell table:style-name="Default"/>
          <table:table-cell table:number-columns-repeated="5"/>
          <table:table-cell table:formula="of:=[.C9]*[.F9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table:style-name="ce3" office:value-type="string" calcext:value-type="string">
            <text:p>10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assorted:Choke_Toroid_8x16mm_Vertical</text:p>
          </table:table-cell>
          <table:table-cell/>
          <table:table-cell office:value-type="currency" office:currency="GBP" office:value="4.32" calcext:value-type="currency">
            <text:p>£4.32</text:p>
          </table:table-cell>
          <table:table-cell/>
          <table:table-cell office:value-type="float" office:value="2215967" calcext:value-type="float">
            <text:p>2215967</text:p>
          </table:table-cell>
          <table:table-cell table:number-columns-repeated="3"/>
          <table:table-cell table:formula="of:=[.C10]*[.F10]" office:value-type="currency" office:currency="GBP" office:value="4.32" calcext:value-type="currency">
            <text:p>£4.32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table:style-name="ce3" office:value-type="string" calcext:value-type="string">
            <text:p>5V Ret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Headers:Pin_Header_Straight_1x02</text:p>
          </table:table-cell>
          <table:table-cell/>
          <table:table-cell table:style-name="Default"/>
          <table:table-cell table:number-columns-repeated="5"/>
          <table:table-cell table:formula="of:=[.C11]*[.F11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3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Headers:Pin_Header_Straight_1x03</text:p>
          </table:table-cell>
          <table:table-cell/>
          <table:table-cell table:style-name="Default"/>
          <table:table-cell table:number-columns-repeated="5"/>
          <table:table-cell table:formula="of:=[.C12]*[.F12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style-name="ce3" office:value-type="string" calcext:value-type="string">
            <text:p>LX90 H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4P4C</text:p>
          </table:table-cell>
          <table:table-cell/>
          <table:table-cell office:value-type="currency" office:currency="GBP" office:value="0.55" calcext:value-type="currency">
            <text:p>£0.55</text:p>
          </table:table-cell>
          <table:table-cell office:value-type="string" calcext:value-type="string">
            <text:p>571-1-1705949-1</text:p>
          </table:table-cell>
          <table:table-cell table:number-columns-repeated="4"/>
          <table:table-cell table:formula="of:=[.C13]*[.F13]" office:value-type="currency" office:currency="GBP" office:value="0.55" calcext:value-type="currency">
            <text:p>£0.55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table:style-name="ce3" office:value-type="string" calcext:value-type="string">
            <text:p>Focus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6P6C</text:p>
          </table:table-cell>
          <table:table-cell/>
          <table:table-cell office:value-type="currency" office:currency="GBP" office:value="0.14" calcext:value-type="currency">
            <text:p>£0.14</text:p>
          </table:table-cell>
          <table:table-cell office:value-type="string" calcext:value-type="string">
            <text:p>806-MP66X-1000</text:p>
          </table:table-cell>
          <table:table-cell table:number-columns-repeated="4"/>
          <table:table-cell table:formula="of:=[.C14]*[.F14]" office:value-type="currency" office:currency="GBP" office:value="0.1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table:style-name="ce3" office:value-type="string" calcext:value-type="string">
            <text:p>12V 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Terminal_Block_5mm_2</text:p>
          </table:table-cell>
          <table:table-cell/>
          <table:table-cell office:value-type="currency" office:currency="GBP" office:value="0.26" calcext:value-type="currency">
            <text:p>£0.26</text:p>
          </table:table-cell>
          <table:table-cell office:value-type="string" calcext:value-type="string">
            <text:p>571-282836-1</text:p>
          </table:table-cell>
          <table:table-cell table:number-columns-repeated="4"/>
          <table:table-cell table:formula="of:=[.C15]*[.F15]" office:value-type="currency" office:currency="GBP" office:value="0.26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table:style-name="ce3" office:value-type="string" calcext:value-type="string">
            <text:p>2N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SOT_Packages_THT:TO-92_Inline_Wide</text:p>
          </table:table-cell>
          <table:table-cell/>
          <table:table-cell table:style-name="Default"/>
          <table:table-cell table:number-columns-repeated="5"/>
          <table:table-cell table:formula="of:=[.C16]*[.F16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2" calcext:value-type="currency">
            <text:p>£0.02</text:p>
          </table:table-cell>
          <table:table-cell office:value-type="string" calcext:value-type="string">
            <text:p>667-ERJ-8ENF4701V</text:p>
          </table:table-cell>
          <table:table-cell table:number-columns-repeated="4"/>
          <table:table-cell table:formula="of:=[.C17]*[.F17]" office:value-type="currency" office:currency="GBP" office:value="0.02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2-R5</text:p>
          </table:table-cell>
          <table:table-cell table:style-name="ce3"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5" calcext:value-type="currency">
            <text:p>£0.05</text:p>
          </table:table-cell>
          <table:table-cell office:value-type="string" calcext:value-type="string">
            <text:p>588-AS12J1002ET</text:p>
          </table:table-cell>
          <table:table-cell table:number-columns-repeated="4"/>
          <table:table-cell table:formula="of:=[.C18]*[.F18]" office:value-type="currency" office:currency="GBP" office:value="0.2" calcext:value-type="currency">
            <text:p>£0.20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table:style-name="ce3" office:value-type="string" calcext:value-type="string">
            <text:p>3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/>
          <table:table-cell office:value-type="float" office:value="2138387" calcext:value-type="float">
            <text:p>2138387</text:p>
          </table:table-cell>
          <table:table-cell table:number-columns-repeated="3"/>
          <table:table-cell table:formula="of:=[.C19]*[.F19]" office:value-type="currency" office:currency="GBP" office:value="0.01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ce3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5" calcext:value-type="currency">
            <text:p>£0.05</text:p>
          </table:table-cell>
          <table:table-cell office:value-type="string" calcext:value-type="string">
            <text:p>588-AS12J1001ET</text:p>
          </table:table-cell>
          <table:table-cell table:number-columns-repeated="4"/>
          <table:table-cell table:formula="of:=[.C20]*[.F20]" office:value-type="currency" office:currency="GBP" office:value="0.05" calcext:value-type="currency">
            <text:p>£0.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table:style-name="ce3" office:value-type="string" calcext:value-type="string">
            <text:p>24C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currency" office:currency="GBP" office:value="0.35" calcext:value-type="currency">
            <text:p>£0.35</text:p>
          </table:table-cell>
          <table:table-cell office:value-type="string" calcext:value-type="string">
            <text:p>698-CAT24C32WI-GT3</text:p>
          </table:table-cell>
          <table:table-cell table:number-columns-repeated="4"/>
          <table:table-cell table:formula="of:=[.C21]*[.F21]" office:value-type="currency" office:currency="GBP" office:value="0.35" calcext:value-type="currency">
            <text:p>£0.35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style-name="ce3" office:value-type="string" calcext:value-type="string">
            <text:p>ST3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s_DIP:DIP-16_W7.62mm</text:p>
          </table:table-cell>
          <table:table-cell/>
          <table:table-cell office:value-type="currency" office:currency="GBP" office:value="6.07" calcext:value-type="currency">
            <text:p>£6.07</text:p>
          </table:table-cell>
          <table:table-cell/>
          <table:table-cell office:value-type="float" office:value="2511858" calcext:value-type="float">
            <text:p>2511858</text:p>
          </table:table-cell>
          <table:table-cell table:number-columns-repeated="3"/>
          <table:table-cell table:formula="of:=[.C22]*[.F22]" office:value-type="currency" office:currency="GBP" office:value="6.07" calcext:value-type="currency">
            <text:p>£6.07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style-name="ce3" office:value-type="string" calcext:value-type="string">
            <text:p>DRV8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s_SOIC:SOIC-20_7.5x12.8mm_Pitch1.27mm</text:p>
          </table:table-cell>
          <table:table-cell/>
          <table:table-cell office:value-type="currency" office:currency="GBP" office:value="3.06" calcext:value-type="currency">
            <text:p>£3.06</text:p>
          </table:table-cell>
          <table:table-cell office:value-type="string" calcext:value-type="string">
            <text:p>595-DRV8805DW</text:p>
          </table:table-cell>
          <table:table-cell table:number-columns-repeated="4"/>
          <table:table-cell table:formula="of:=[.C23]*[.F23]" office:value-type="currency" office:currency="GBP" office:value="3.06" calcext:value-type="currency">
            <text:p>£3.06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table:style-name="ce3" office:value-type="string" calcext:value-type="string">
            <text:p>LM2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SOT_Packages_THT:Pentawatt_Neutral_Staggered_Verical_TO220-5-T05D</text:p>
          </table:table-cell>
          <table:table-cell/>
          <table:table-cell office:value-type="currency" office:currency="GBP" office:value="1.83" calcext:value-type="currency">
            <text:p>£1.83</text:p>
          </table:table-cell>
          <table:table-cell/>
          <table:table-cell office:value-type="float" office:value="2318511" calcext:value-type="float">
            <text:p>2318511</text:p>
          </table:table-cell>
          <table:table-cell table:number-columns-repeated="3"/>
          <table:table-cell table:formula="of:=[.C24]*[.F24]" office:value-type="currency" office:currency="GBP" office:value="1.83" calcext:value-type="currency">
            <text:p>£1.83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7" table:formula="of:=SUM([.L3:.L24])" office:value-type="currency" office:currency="GBP" office:value="20.65" calcext:value-type="currency">
            <text:p>£20.6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MUP Astro Hat V1.0 – Project Extras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Cost/ite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Sparkfun</text:p>
          </table:table-cell>
          <table:table-cell/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120x120x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ject Box</text:p>
          </table:table-cell>
          <table:table-cell table:style-name="ce2"/>
          <table:table-cell table:style-name="ce5" office:value-type="currency" office:currency="GBP" office:value="7.32" calcext:value-type="currency">
            <text:p>£7.32</text:p>
          </table:table-cell>
          <table:table-cell table:style-name="ce2"/>
          <table:table-cell table:style-name="ce2" office:value-type="float" office:value="4436910" calcext:value-type="float">
            <text:p>4436910</text:p>
          </table:table-cell>
          <table:table-cell table:style-name="ce2" table:number-columns-repeated="3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PI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already in stock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t Sink</text:p>
          </table:table-cell>
          <table:table-cell/>
          <table:table-cell office:value-type="currency" office:currency="GBP" office:value="0.17" calcext:value-type="currency">
            <text:p>£0.17</text:p>
          </table:table-cell>
          <table:table-cell/>
          <table:table-cell office:value-type="float" office:value="1703172" calcext:value-type="float">
            <text:p>1703172</text:p>
          </table:table-cell>
          <table:table-cell table:number-columns-repeated="3"/>
          <table:table-cell table:formula="of:=[.C31]*[.F31]" office:value-type="currency" office:currency="GBP" office:value="0.17" calcext:value-type="currency">
            <text:p>£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mphenol 4 Pin connector housing</text:p>
          </table:table-cell>
          <table:table-cell/>
          <table:table-cell office:value-type="currency" office:currency="GBP" office:value="1.1" calcext:value-type="currency">
            <text:p>£1.10</text:p>
          </table:table-cell>
          <table:table-cell/>
          <table:table-cell office:value-type="float" office:value="2361184" calcext:value-type="float">
            <text:p>2361184</text:p>
          </table:table-cell>
          <table:table-cell table:number-columns-repeated="3"/>
          <table:table-cell table:formula="of:=[.C32]*[.F32]" office:value-type="currency" office:currency="GBP" office:value="1.1" calcext:value-type="currency">
            <text:p>£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8awg contact male</text:p>
          </table:table-cell>
          <table:table-cell/>
          <table:table-cell office:value-type="currency" office:currency="GBP" office:value="0.216" calcext:value-type="currency">
            <text:p>£0.22</text:p>
          </table:table-cell>
          <table:table-cell/>
          <table:table-cell office:value-type="float" office:value="2361202" calcext:value-type="float">
            <text:p>2361202</text:p>
          </table:table-cell>
          <table:table-cell table:number-columns-repeated="3"/>
          <table:table-cell table:formula="of:=[.C33]*[.F33]" office:value-type="currency" office:currency="GBP" office:value="0.864" calcext:value-type="currency">
            <text:p>£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dgelock plug</text:p>
          </table:table-cell>
          <table:table-cell/>
          <table:table-cell office:value-type="currency" office:currency="GBP" office:value="0.204" calcext:value-type="currency">
            <text:p>£0.20</text:p>
          </table:table-cell>
          <table:table-cell/>
          <table:table-cell office:value-type="float" office:value="2361198" calcext:value-type="float">
            <text:p>2361198</text:p>
          </table:table-cell>
          <table:table-cell table:number-columns-repeated="3"/>
          <table:table-cell table:formula="of:=[.C34]*[.F34]" office:value-type="currency" office:currency="GBP" office:value="0.204" calcext:value-type="currency">
            <text:p>£0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mphenol 4 Pin receptacle</text:p>
          </table:table-cell>
          <table:table-cell/>
          <table:table-cell office:value-type="currency" office:currency="GBP" office:value="1.128" calcext:value-type="currency">
            <text:p>£1.13</text:p>
          </table:table-cell>
          <table:table-cell/>
          <table:table-cell office:value-type="float" office:value="2361178" calcext:value-type="float">
            <text:p>2361178</text:p>
          </table:table-cell>
          <table:table-cell table:number-columns-repeated="3"/>
          <table:table-cell table:formula="of:=[.C35]*[.F35]" office:value-type="currency" office:currency="GBP" office:value="1.128" calcext:value-type="currency">
            <text:p>£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8awg contact female</text:p>
          </table:table-cell>
          <table:table-cell/>
          <table:table-cell office:value-type="currency" office:currency="GBP" office:value="0.6" calcext:value-type="currency">
            <text:p>£0.60</text:p>
          </table:table-cell>
          <table:table-cell/>
          <table:table-cell office:value-type="float" office:value="2361203" calcext:value-type="float">
            <text:p>2361203</text:p>
          </table:table-cell>
          <table:table-cell table:number-columns-repeated="3"/>
          <table:table-cell table:formula="of:=[.C36]*[.F36]" office:value-type="currency" office:currency="GBP" office:value="2.4" calcext:value-type="currency">
            <text:p>£2.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dgelock receptacle</text:p>
          </table:table-cell>
          <table:table-cell/>
          <table:table-cell office:value-type="currency" office:currency="GBP" office:value="0.216" calcext:value-type="currency">
            <text:p>£0.22</text:p>
          </table:table-cell>
          <table:table-cell/>
          <table:table-cell office:value-type="float" office:value="2361192" calcext:value-type="float">
            <text:p>2361192</text:p>
          </table:table-cell>
          <table:table-cell table:number-columns-repeated="3"/>
          <table:table-cell table:formula="of:=[.C37]*[.F37]" office:value-type="currency" office:currency="GBP" office:value="0.216" calcext:value-type="currency">
            <text:p>£0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8AWG 4 core power cable, hi flex &lt; -20c</text:p>
          </table:table-cell>
          <table:table-cell/>
          <table:table-cell office:value-type="currency" office:currency="GBP" office:value="5.184" calcext:value-type="currency">
            <text:p>£5.18</text:p>
          </table:table-cell>
          <table:table-cell/>
          <table:table-cell office:value-type="float" office:value="1286025" calcext:value-type="float">
            <text:p>1286025</text:p>
          </table:table-cell>
          <table:table-cell table:number-columns-repeated="3"/>
          <table:table-cell table:formula="of:=[.C38]*[.F38]" office:value-type="currency" office:currency="GBP" office:value="15.552" calcext:value-type="currency">
            <text:p>£1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4AWG 5 core shielded motor cable</text:p>
          </table:table-cell>
          <table:table-cell/>
          <table:table-cell office:value-type="currency" office:currency="GBP" office:value="2.892" calcext:value-type="currency">
            <text:p>£2.89</text:p>
          </table:table-cell>
          <table:table-cell/>
          <table:table-cell office:value-type="float" office:value="1218693" calcext:value-type="float">
            <text:p>1218693</text:p>
          </table:table-cell>
          <table:table-cell table:number-columns-repeated="3"/>
          <table:table-cell table:formula="of:=[.C39]*[.F39]" office:value-type="currency" office:currency="GBP" office:value="5.784" calcext:value-type="currency">
            <text:p>£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 pin chassis socket &amp; plug</text:p>
          </table:table-cell>
          <table:table-cell/>
          <table:table-cell office:value-type="currency" office:currency="GBP" office:value="2.4" calcext:value-type="currency">
            <text:p>£2.40</text:p>
          </table:table-cell>
          <table:table-cell table:number-columns-repeated="3"/>
          <table:table-cell office:value-type="string" calcext:value-type="string">
            <text:p>PRT-11475</text:p>
          </table:table-cell>
          <table:table-cell/>
          <table:table-cell table:formula="of:=[.C40]*[.F40]" office:value-type="currency" office:currency="GBP" office:value="2.4" calcext:value-type="currency">
            <text:p>£2.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C 2.1mm Plug (SXVR cable)</text:p>
          </table:table-cell>
          <table:table-cell/>
          <table:table-cell office:value-type="currency" office:currency="GBP" office:value="0.912" calcext:value-type="currency">
            <text:p>£0.91</text:p>
          </table:table-cell>
          <table:table-cell/>
          <table:table-cell office:value-type="float" office:value="2455456" calcext:value-type="float">
            <text:p>2455456</text:p>
          </table:table-cell>
          <table:table-cell table:number-columns-repeated="3"/>
          <table:table-cell table:formula="of:=[.C41]*[.F41]" office:value-type="currency" office:currency="GBP" office:value="0.912" calcext:value-type="currency">
            <text:p>£0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C 2.5mm plug</text:p>
          </table:table-cell>
          <table:table-cell/>
          <table:table-cell table:style-name="Default"/>
          <table:table-cell table:number-columns-repeated="5"/>
          <table:table-cell table:formula="of:=[.C42]*[.F42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C 2.5mm panel mount socket</text:p>
          </table:table-cell>
          <table:table-cell/>
          <table:table-cell office:value-type="currency" office:currency="GBP" office:value="1.44" calcext:value-type="currency">
            <text:p>£1.44</text:p>
          </table:table-cell>
          <table:table-cell/>
          <table:table-cell office:value-type="float" office:value="2285054" calcext:value-type="float">
            <text:p>2285054</text:p>
          </table:table-cell>
          <table:table-cell table:number-columns-repeated="3"/>
          <table:table-cell table:formula="of:=[.C43]*[.F43]" office:value-type="currency" office:currency="GBP" office:value="5.76" calcext:value-type="currency">
            <text:p>£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sub 9 pin receptacle</text:p>
          </table:table-cell>
          <table:table-cell/>
          <table:table-cell office:value-type="currency" office:currency="GBP" office:value="0.39" calcext:value-type="currency">
            <text:p>£0.39</text:p>
          </table:table-cell>
          <table:table-cell/>
          <table:table-cell office:value-type="float" office:value="1345230" calcext:value-type="float">
            <text:p>1345230</text:p>
          </table:table-cell>
          <table:table-cell table:style-name="ce6"/>
          <table:table-cell table:number-columns-repeated="2"/>
          <table:table-cell table:formula="of:=[.C44]*[.F44]" office:value-type="currency" office:currency="GBP" office:value="0.39" calcext:value-type="currency">
            <text:p>£0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sub backshell (90 deg connection)</text:p>
          </table:table-cell>
          <table:table-cell/>
          <table:table-cell office:value-type="currency" office:currency="GBP" office:value="1.812" calcext:value-type="currency">
            <text:p>£1.81</text:p>
          </table:table-cell>
          <table:table-cell/>
          <table:table-cell office:value-type="float" office:value="2079365" calcext:value-type="float">
            <text:p>2079365</text:p>
          </table:table-cell>
          <table:table-cell table:number-columns-repeated="3"/>
          <table:table-cell table:formula="of:=[.C45]*[.F45]" office:value-type="currency" office:currency="GBP" office:value="1.812" calcext:value-type="currency">
            <text:p>£1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sub contacts female</text:p>
          </table:table-cell>
          <table:table-cell/>
          <table:table-cell office:value-type="currency" office:currency="GBP" office:value="0.084" calcext:value-type="currency">
            <text:p>£0.08</text:p>
          </table:table-cell>
          <table:table-cell/>
          <table:table-cell office:value-type="float" office:value="2293759" calcext:value-type="float">
            <text:p>2293759</text:p>
          </table:table-cell>
          <table:table-cell table:number-columns-repeated="3"/>
          <table:table-cell table:formula="of:=[.C46]*[.F46]" office:value-type="currency" office:currency="GBP" office:value="0.84" calcext:value-type="currency">
            <text:p>£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B dust cap (for water ingress on unused ports)</text:p>
          </table:table-cell>
          <table:table-cell/>
          <table:table-cell office:value-type="currency" office:currency="GBP" office:value="0.456" calcext:value-type="currency">
            <text:p>£0.46</text:p>
          </table:table-cell>
          <table:table-cell/>
          <table:table-cell office:value-type="float" office:value="1908442" calcext:value-type="float">
            <text:p>1908442</text:p>
          </table:table-cell>
          <table:table-cell table:number-columns-repeated="2"/>
          <table:table-cell table:style-name="ce4"/>
          <table:table-cell table:formula="of:=[.C47]*[.F47]" office:value-type="currency" office:currency="GBP" office:value="0.456" calcext:value-type="currency">
            <text:p>£0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xing screws</text:p>
          </table:table-cell>
          <table:table-cell/>
          <table:table-cell office:value-type="currency" office:currency="GBP" office:value="0.144" calcext:value-type="currency">
            <text:p>£0.14</text:p>
          </table:table-cell>
          <table:table-cell/>
          <table:table-cell office:value-type="float" office:value="520160" calcext:value-type="float">
            <text:p>520160</text:p>
          </table:table-cell>
          <table:table-cell table:number-columns-repeated="3"/>
          <table:table-cell table:formula="of:=[.C48]*[.F48]" office:value-type="currency" office:currency="GBP" office:value="1.44" calcext:value-type="currency">
            <text:p>£1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rtyPCB Order (was min 10 boards I.e £22 though)</text:p>
          </table:table-cell>
          <table:table-cell/>
          <table:table-cell office:value-type="currency" office:currency="GBP" office:value="2.2" calcext:value-type="currency">
            <text:p>£2.20</text:p>
          </table:table-cell>
          <table:table-cell table:number-columns-repeated="5"/>
          <table:table-cell table:formula="of:=[.C49]*[.F49]" office:value-type="currency" office:currency="GBP" office:value="2.2" calcext:value-type="currency">
            <text:p>£2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2.5 Spacer 8mm high</text:p>
          </table:table-cell>
          <table:table-cell/>
          <table:table-cell office:value-type="currency" office:currency="GBP" office:value="0.09" calcext:value-type="currency">
            <text:p>£0.09</text:p>
          </table:table-cell>
          <table:table-cell table:number-columns-repeated="2"/>
          <table:table-cell office:value-type="string" calcext:value-type="string">
            <text:p>VBMP-M2.5-5.0-08</text:p>
          </table:table-cell>
          <table:table-cell table:number-columns-repeated="2"/>
          <table:table-cell table:formula="of:=[.C50]*[.F50]" office:value-type="currency" office:currency="GBP" office:value="0.36" calcext:value-type="currency">
            <text:p>£0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2.5 nut</text:p>
          </table:table-cell>
          <table:table-cell/>
          <table:table-cell office:value-type="currency" office:currency="GBP" office:value="0.0156" calcext:value-type="currency">
            <text:p>£0.02</text:p>
          </table:table-cell>
          <table:table-cell/>
          <table:table-cell office:value-type="float" office:value="1419446" calcext:value-type="float">
            <text:p>1419446</text:p>
          </table:table-cell>
          <table:table-cell table:number-columns-repeated="3"/>
          <table:table-cell table:formula="of:=[.C51]*[.F51]" office:value-type="currency" office:currency="GBP" office:value="0.0624" calcext:value-type="currency">
            <text:p>£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2.5 screws</text:p>
          </table:table-cell>
          <table:table-cell/>
          <table:table-cell office:value-type="currency" office:currency="GBP" office:value="0.007" calcext:value-type="currency">
            <text:p>£0.01</text:p>
          </table:table-cell>
          <table:table-cell table:number-columns-repeated="2"/>
          <table:table-cell office:value-type="string" calcext:value-type="string">
            <text:p>2333M256MM</text:p>
          </table:table-cell>
          <table:table-cell table:number-columns-repeated="2"/>
          <table:table-cell table:formula="of:=[.C52]*[.F52]" office:value-type="currency" office:currency="GBP" office:value="0.028" calcext:value-type="currency">
            <text:p>£0.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ssorted usb cables and connectors like 4p4c, 6p6c</text:p>
          </table:table-cell>
          <table:table-cell/>
          <table:table-cell table:style-name="Default"/>
          <table:table-cell table:number-columns-repeated="5"/>
          <table:table-cell table:style-name="ce7" table:formula="of:=SUM([.L29:.L52])" office:value-type="currency" office:currency="GBP" office:value="44.0784" calcext:value-type="currency">
            <text:p>£44.0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Final Cost</text:p>
          </table:table-cell>
          <table:table-cell table:formula="of:=[.L25]+[.L53]" office:value-type="currency" office:currency="GBP" office:value="64.7284" calcext:value-type="currency">
            <text:p>£64.73</text:p>
          </table:table-cell>
          <table:table-cell/>
        </table:table-row>
        <table:table-row table:style-name="ro1">
          <table:table-cell table:style-name="ce1" table:number-columns-spanned="8" table:number-rows-spanned="1"/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5" table:number-rows-spanned="17">
            <text:p>NOTE:</text:p>
            <text:p>This list of materials includes all items needed for v1.0 of the PCB although some items I already had in stock and did not need to order. </text:p>
            <text:p>For those an order code has been added as a guide.</text:p>
            <text:p/>
            <text:p>Project extras are items needed for the overall project such as cables, box, mounting screws etc</text:p>
            <text:p/>
          </table:table-cell>
          <table:covered-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RPi_Hat.A2:RPi_Hat.E2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22:32:33.937028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22:46:55.832593487</dc:date>
    <meta:editing-duration>PT3H27M6S</meta:editing-duration>
    <meta:editing-cycles>43</meta:editing-cycles>
    <meta:generator>LibreOffice/5.2.3.3$Linux_X86_64 LibreOffice_project/20m0$Build-3</meta:generator>
    <meta:document-statistic meta:table-count="1" meta:cell-count="293" meta:object-count="0"/>
  </office:meta>
</office:document-meta>
</file>